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12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  <style:style style:name="ce10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table:style-name="Default" office:value-type="string" calcext:value-type="string">
            <text:p>Hard (77)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tes</text:p>
          </table:table-cell>
          <table:table-cell table:style-name="Default" office:value-type="string" calcext:value-type="string">
            <text:p>Unique</text:p>
          </table:table-cell>
          <table:table-cell office:value-type="string" calcext:value-type="string">
            <text:p>Upath</text:p>
          </table:table-cell>
          <table:table-cell office:value-type="string" calcext:value-type="string">
            <text:p>Labels a mais que o Standard</text:p>
          </table:table-cell>
        </table:table-row>
        <table:table-row table:style-name="ro1">
          <table:table-cell table:style-name="ce1" office:value-type="string" calcext:value-type="string">
            <text:p>compilation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string" calcext:value-type="string">
            <text:p>Os algoritmos não anotam predicados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] &gt; [.B2]; [.H2]-[.B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Typ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3] &gt; [.B3]; [.H3]-[.B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itiv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4] &gt; [.B4]; [.H4]-[.B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erenc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5] &gt; [.B5]; [.H5]-[.B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ass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classType pode ser seguida por “ ‘.’ ‘super’ ”, portanto o conjunto FIRST da repetição tem interseção com o seu conjunto FOLLOW, logo, a regra Identifier não deveria ser anotada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6] &gt; [.B6]; [.H6]-[.B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7] &gt; [.B7]; [.H7]-[.B7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ray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 conjunto FIRST da segunda opção da escolha de arrayType contém um Identifier, que também está no conjunto FIRST de qualIdent. Como arrayType está no conjunto first de primary, a escolha entre primary e qualIdent não é LL(1) na regra leftHandSide, portanto dim+ não deve ser anotado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8] &gt; [.B8]; [.H8]-[.B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Variabl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9] &gt; [.B9]; [.H9]-[.B9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s regras assignmentExpretion e lambdaExpretion podem ter prefixos iguais (Identifier “[“) e se divergem após isso. Como, em expretion, a escolha é entre essas duas regras, essa label em “]” não pode ser anotado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0] &gt; [.B10]; [.H10]-[.B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Param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1] &gt; [.B11]; [.H11]-[.B1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Paramete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2] &gt; [.B12]; [.H12]-[.B12]; 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ypeB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 adicionada a mais corretamente por todos os 3 algoritmos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3] &gt; [.B13]; [.H13]-[.B1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ditionalB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H14] &gt; [.B14]; [.H14]-[.B1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ypeArgumen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<text:span text:style-name="T1">As regras assingment e </text:span>conditionalExpression podem assumir prefixos iguais (Identifier “&lt;”) e podem se divergir após isso ou continuar com prefixos em comum (caso o conditionalExpression seja, por exemplo, Identifier “&lt;” Identifier). Como essas duas regras participam de uma escolha em assignmentExpretion, não deve-se anotar nenhuma das duas labels anotadas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5] &gt; [.B15]; [.H15]-[.B1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6] &gt; [.B16]; [.H16]-[.B1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Argu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7] &gt; [.B17]; [.H17]-[.B1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card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8] &gt; [.B18]; [.H18]-[.B1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cardBound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19] &gt; [.B19]; [.H19]-[.B1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lIde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20] &gt; [.B20]; [.H20]-[.B2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ilationU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21] &gt; [.B21]; [.H21]-[.B2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ckag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22] &gt; [.B22]; [.H22]-[.B2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23] &gt; [.B23]; [.H23]-[.B2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ort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24] &gt; [.B24]; [.H24]-[.B2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25] &gt; [.B25]; [.H25]-[.B2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26] &gt; [.B26]; [.H26]-[.B2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ormalClass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7] &gt; [.B27]; [.H27]-[.B2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28] &gt; [.B28]; [.H28]-[.B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Parameter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29] &gt; [.B29]; [.H29]-[.B2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Paramete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30] &gt; [.B30]; [.H30]-[.B3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clas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31] &gt; [.B31]; [.H31]-[.B3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[.H32] &gt; [.B32]; [.H32]-[.B3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33] &gt; [.B33]; [.H33]-[.B3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34] &gt; [.B34]; [.H34]-[.B3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Body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35] &gt; [.B35]; [.H35]-[.B3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Member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36] &gt; [.B36]; [.H36]-[.B3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eldDeclar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escolha entre fieldDeclaration e methodDeclaration na regra classMemberDeclaration possui um prefixo em comum (unannType variableDeclaratorList), portanto as duas labels anotadas pelo algoritmo regular estão erradas. Por exemplo, “public Type t;” e “public Type();”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7] &gt; [.B37]; [.H37]-[.B3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Declarato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38] &gt; [.B38]; [.H38]-[.B38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ariableDeclara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9] &gt; [.B39]; [.H39]-[.B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DeclaratorId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40] &gt; [.B40]; [.H40]-[.B4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Initializ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41] &gt; [.B41]; [.H41]-[.B4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annClass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o “.” pertence ao conjunto FIRST da repetição, e a repetição pode ser seguida por “.”, não se deve anotar a regra após esse token. Logo, a anotação está errada para todos os algoritmos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42] &gt; [.B42]; [.H42]-[.B4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annTyp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43] &gt; [.B43]; [.H43]-[.B4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el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44] &gt; [.B44]; [.H44]-[.B4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45] &gt; [.B45]; [.H45]-[.B4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thodHea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escolha entre classMemberDeclaration (e posteriormente memberDeclaration) e constructorDeclaration não é LL(1), pois possuem prefixos em comum. Por exemplo: “public Pessoa() {}” e “public Pessoa method() {}”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46] &gt; [.B46]; [.H46]-[.B4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od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47] &gt; [.B47]; [.H47]-[.B47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48] &gt; [.B48]; [.H48]-[.B48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malParame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 algoritmos Regular e Soft, uma label foi adicionada indevidamente, pois a escolha entre lambdaExpression (que pode ter por prefixo “‘(‘ Identifier“) e assignmentExpression (que pode se tornar uma parExpression, que pode ter como prefixo “‘(‘ Identifier“) e, como ambos possuem um prefixo em comum e participam de uma escolha em expression, é errado anotar o token “...”, que é imediatamente após o possível prefixo; uma label não foi adicionada, pois os algoritmos não anotam predicados e uma regra foi anotada corretamente. Já o algoritmo Hard baniu esta regra.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H49] &gt; [.B49]; [.H49]-[.B4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50] &gt; [.B50]; [.H50]-[.B50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ceiverParame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s regras receiverParameter e formalParameter participam de uma escolha em formalParameterList e possuem os prefixos “unannType” e “unannType Identifier” em comum, não se deve anotar os tokens que são imediatamente após esses prefixos. Logo, as duas labels foram inseridas indevidamente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51] &gt; [.B51]; [.H51]-[.B5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52] &gt; [.B52]; [.H52]-[.B5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53] &gt; [.B53]; [.H53]-[.B5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w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[.H54] &gt; [.B54]; [.H54]-[.B5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eption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55] &gt; [.B55]; [.H55]-[.B55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ption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H56] &gt; [.B56]; [.H56]-[.B56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hod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57] &gt; [.B57]; [.H57]-[.B5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Initializer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58] &gt; [.B58]; [.H58]-[.B58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atic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59] &gt; [.B59]; [.H59]-[.B59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tructor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60] &gt; [.B60]; [.H60]-[.B6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uctor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61] &gt; [.B61]; [.H61]-[.B6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ucto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62] &gt; [.B62]; [.H62]-[.B6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uctor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63] &gt; [.B63]; [.H63]-[.B6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licitConstructorInvoc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anotou 3 labels corretas 1 incorreta, e não anotou 5. As duas primeiras opções da escolha não foram anotadas, pois o conjunto FIRST delas tem interseção com o conjunto FIRST da terceira escolha, já na terceira escolha, o conjunto FIRST possui interseção com o conjunto FIRST da quarta opção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64] &gt; [.B64]; [.H64]-[.B6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um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65] &gt; [.B65]; [.H65]-[.B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66] &gt; [.B66]; [.H66]-[.B66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umConstant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67] &gt; [.B67]; [.H67]-[.B6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Consta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68] &gt; [.B68]; [.H68]-[.B6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69] &gt; [.B69]; [.H69]-[.B6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BodyDeclara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70] &gt; [.B70]; [.H70]-[.B7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71] &gt; [.B71]; [.H71]-[.B7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ormalInterface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72] &gt; [.B72]; [.H72]-[.B7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Modifi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73] &gt; [.B73]; [.H73]-[.B7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nds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74] &gt; [.B74]; [.H74]-[.B7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75] &gt; [.B75]; [.H75]-[.B7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76] &gt; [.B76]; [.H76]-[.B7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tantDeclar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escolha entre constantDeclaration e interfaceMethodDeclaration em interfaceMemberDeclaration podem possuir o prefixo “Identifier Identifier” em comum (que seriam respectivamente o tipo de retorno e o nome do método no caso de interfaceMethodDeclaration, e o tipo e o nome da contante no caso de constantDeclaration), portanto a label não deve ser inserida no token “;”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77] &gt; [.B77]; [.H77]-[.B7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78] &gt; [.B78]; [.H78]-[.B78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erface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79] &gt; [.B79]; [.H79]-[.B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80] &gt; [.B80]; [.H80]-[.B80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notationTyp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81] &gt; [.B81]; [.H81]-[.B8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otationTyp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82] &gt; [.B82]; [.H82]-[.B8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otationTyp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83] &gt; [.B83]; [.H83]-[.B8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notationTypeElementDeclar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84] &gt; [.B84]; [.H84]-[.B8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otationTypeEleme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85] &gt; [.B85]; [.H85]-[.B8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Valu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86] &gt; [.B86]; [.H86]-[.B8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petição interfaceModifier* em annotationTypeDeclaration, que pode ser uma annotation é seguida por ‘@’, portanto, ao anotar o que vem após ‘@’ em annotation, está cometendo um erro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87] &gt; [.B87]; [.H87]-[.B87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ormalAnnot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A escolha entre normalAnnotation e</text:span> singleElementAnnotation não é LL(1), pois essas regras possuem o prefixo “qualIdent ‘(‘ “ em comum e não deve se anotar as regras pertecentes ao prefixo nem imediatamente após a ele. Portanto a anotação foi indevida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88] &gt; [.B88]; [.H88]-[.B8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ValuePai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89] &gt; [.B89]; [.H89]-[.B8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ValuePai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m todos os algoritmos, uma label foi adicionada indevidamente e uma label foi anotada em comum. A label anotada a mais, foi devido à escolha entre normalAnnotation e singleElementAnnotation na regra annotation não ser LL(1). Por exemplo, “@Annotation(a = b)” e “@Annotation(a)”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90] &gt; [.B90]; [.H90]-[.B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Valu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91] &gt; [.B91]; [.H91]-[.B9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ementValue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92] &gt; [.B92]; [.H92]-[.B92]; 0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elementValue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formula="of:=IF([.H93] &gt; [.B93]; [.H93]-[.B9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rAnnot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94] &gt; [.B94]; [.H94]-[.B9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ngleElementAnnot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O algoritmo Regular anotou uma label indevidamente, pois a escolha entre singleElementAnnotation e markerAnnotation na regra annotation não é LL(1). Portanto não se pode anotar o parânteses abrindo de “@Annotation(a)”, porque “@Annotation” também é aceito pela gramática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95] &gt; [.B95]; [.H95]-[.B9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96] &gt; [.B96]; [.H96]-[.B9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Initializer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97] &gt; [.B97]; [.H97]-[.B97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98] &gt; [.B98]; [.H98]-[.B9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Statemen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99] &gt; [.B99]; [.H99]-[.B9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State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00] &gt; [.B100]; [.H100]-[.B100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calVariableDeclarationStat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01] &gt; [.B101]; [.H101]-[.B10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calVariableDecla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localVariableDeclarationStatement (que tem por prefixo localVariableDeclaration) e statement (sendo derivado para um assignment) participam de uma escolha na regra blockStatement e podem possuir um prefixo em comum (que derivam em Identifier), portanto é incorreto anotar o que vem após esse prefixo (a regra variableDeclaratorList)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02] &gt; [.B102]; [.H102]-[.B102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Não anotou StatementErr2 (um else pode seguir um statement) e SemiErr15 (escolha não é LL(1), pois statementExpression pode ter prefixo “Identifier ‘::’“ que foi confundido com o prefixo “Identifier ‘:’ “ da opção seguinte da escolha).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formula="of:=IF([.H103] &gt; [.B103]; [.H103]-[.B10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atementExpre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04] &gt; [.B104]; [.H104]-[.B10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witch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105] &gt; [.B105]; [.H105]-[.B105]; 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witchBlockStatementGro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a regra switchBlock, o símbolo não terminal switchBlockStatementGroup pode ser vazio, e casar a regra switchLabel* adiante, sendo essa a mesma regra (porém não opcional) que antecede o blockStatements. Portanto, não se deve anotar o blockStatment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06] &gt; [.B106]; [.H106]-[.B10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chLabel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07] &gt; [.B107]; [.H107]-[.B10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chLabel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IF([.H108] &gt; [.B108]; [.H108]-[.B10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ConstantNam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H109] &gt; [.B109]; [.H109]-[.B109]; 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sic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basicForStatement e enhancedForStatement participam de uma mesma escolha em statement e possuem um prefixo igual, se divergindo apenas a partir de “;” e “:” respectivamente, portanto é errado anotar esse “;”. Ao contrário, nunca reconhecerá o enhancedForStateme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10] &gt; [.B110]; [.H110]-[.B1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I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11] &gt; [.B111]; [.H111]-[.B11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Upd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12] &gt; [.B112]; [.H112]-[.B112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atementExpression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13] &gt; [.B113]; [.H113]-[.B11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hanced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foi banida nos algoritmos Hard e Soft, portanto não foi anotada nenhuma label por eles. Já o algoritmo regular, conseguiu anotar 3 labels corretas a mais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14] &gt; [.B114]; [.H114]-[.B11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yStat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115] &gt; [.B115]; [.H115]-[.B11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tchClau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116] &gt; [.B116]; [.H116]-[.B11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chFormalParame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117] &gt; [.B117]; [.H117]-[.B117]; 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tchTy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anotaram uma label a menos, pois não anotam predicados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in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H119] &gt; [.B119]; [.H119]-[.B11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Specific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H120] &gt; [.B120]; [.H120]-[.B120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ourc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121] &gt; [.B121]; [.H121]-[.B121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 algoritmos não anotaram o predicado, mas adicionaram uma label extra corretamente.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23] &gt; [.B123]; [.H123]-[.B1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24] &gt; [.B124]; [.H124]-[.B12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imaryBase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Os algoritmos anotaram 6 labels igualmente, não anotaram 10 labels e anotaram 2 labels a mais corretamente. O algoritmos não anotaram as 10 labels, porque </text:span>o conjunto FIRST dela tem interseção com o conjunto FIRST das opções mais adiante. O mesmo ocorre com as opções da escolha que se iniciam com basicType e referenceType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25] &gt; [.B125]; [.H125]-[.B12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imaryRe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o token “{“ em constructorBody pode ser seguido tanto por explicitConstructorInvocation e blockStatements, e ambos podem possuir o prefixo “ ‘this’ ‘.’ “ em comum, anotar o que vem depois de “.” é indevido, portanto uma label foi anotada a mais incorretamente. Já nos algoritmos Hard e Soft, a regra foi banida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26] &gt; [.B126]; [.H126]-[.B12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uma expression pode derivar tanto um parExpression, quanto um castExpression, e essas regras possuem o token “(“ como prefixo em comum, anotar o que vem imediatamente depois é errado. Potanto, uma label foi anotada indevidamente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27] &gt; [.B127]; [.H127]-[.B127]; 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lass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Label adicionada a mais corretamente pelo algoritmo regular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28] &gt; [.B128]; [.H128]-[.B1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TypeWithDiamo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29] &gt; [.B129]; [.H129]-[.B129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ypeArgumentsOrDia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30] &gt; [.B130]; [.H130]-[.B130]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rrayCre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conseguiram adicionar uma regra a mais </text:p>
            <text:p>corretamente, porém o algoritmo Hard baniu esta regra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31] &gt; [.B131]; [.H131]-[.B13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m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escolha em arrayCreator tem o mesmo prefixo (type), já o que segue o prefixo em comum (dimExpr e dim) possuem o prefixo “[“ em comum. Como dimExpr vem primeiro, se anotar o que vem depois do prefixo em comum (expression em dimExpr), comete-se um erro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32] &gt; [.B132]; [.H132]-[.B132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gu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33] &gt; [.B133]; [.H133]-[.B13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34] &gt; [.B134]; [.H134]-[.B13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aryExpress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deixou de anotar 2 labels, pois eram predicados.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135] &gt; [.B135]; [.H135]-[.B13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aryExpressionNotPlusMi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não anotaram uma label, pois era um predicado.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136] &gt; [.B136]; [.H136]-[.B13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stExpress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regra foi banida no algoritmo Hard. O outros dois algoritmos erraram ao anotar UnaryExpressionNotPlusMinusErr, pois como a regra referenceType pode casar com um Identifier, pode ser confundido com uma expressão. Por exemplo: “a = (A) -3;”, não se sabe se A é uma tipo ou uma variável, porém, como em ambos os casos a sintaxe está correta, não se deve lançar esse label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37] &gt; [.B137]; [.H137]-[.B137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ixExpres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á um conflito entre o FIRST da repetição e o FOLLOW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formula="of:=IF([.H138] &gt; [.B138]; [.H138]-[.B138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ditionalExpress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Um ‘query’ pode seguir um ‘expression’, logo pode seguir um ‘infixExpression’, então pode seguir um ‘conditionalExpression’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formula="of:=IF([.H139] &gt; [.B139]; [.H139]-[.B1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me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40] &gt; [.B140]; [.H140]-[.B140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sign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assignment e conditionalExpression participam de uma escolha em assignmentExpression, e podem possuir prefixos iguais (primary / qualIdent), ao anotar o que vem depois desse prefixo (AssignmentOperator),comete-se um erro.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H141] &gt; [.B141]; [.H141]-[.B14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HandSi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42] &gt; [.B142]; [.H142]-[.B142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ambda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um assignmentExpretion pode derivar “ ‘(‘ Identifier ‘)’ ”, e essa mesma entrada pode ser um prefixo de um lambdaExpression, por essas regras participarem de uma escolha em expression, a label no token “-&gt;” não pode ser anotada.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H143] &gt; [.B143]; [.H143]-[.B14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ambdaParamet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o uma expression pode assumir o valor “ ‘(‘ Identifier ” tanto através de lambdaParameters, quanto através de parExpression. Anotar o “)” é errado. O outro erro é devido à lambaParameters ser testado primeiro quando parser se depara com uma expression, logo, se o essa label for anotada, impedirá que qualquer outra expression que começa com o token “(“ seja reconhecida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44] &gt; [.B144]; [.H144]-[.B14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erred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45] &gt; [.B145]; [.H145]-[.B14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H146] &gt; [.B146]; [.H146]-[.B146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a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47] &gt; [.B147]; [.H147]-[.B14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H148] &gt; [.B148]; [.H148]-[.B148]; 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8])" office:value-type="float" office:value="175" calcext:value-type="float">
            <text:p>175</text:p>
          </table:table-cell>
          <table:table-cell table:formula="of:=SUM([.C2:.C148])" office:value-type="float" office:value="181" calcext:value-type="float">
            <text:p>181</text:p>
          </table:table-cell>
          <table:table-cell table:style-name="Default" table:formula="of:=SUM([.D2:.D148])" office:value-type="float" office:value="56" calcext:value-type="float">
            <text:p>56</text:p>
          </table:table-cell>
          <table:table-cell table:formula="of:=SUM([.E2:.E148])" office:value-type="float" office:value="80" calcext:value-type="float">
            <text:p>80</text:p>
          </table:table-cell>
          <table:table-cell/>
          <table:table-cell table:style-name="Default" table:formula="of:=SUM([.G2:.G148])" office:value-type="float" office:value="51" calcext:value-type="float">
            <text:p>51</text:p>
          </table:table-cell>
          <table:table-cell table:formula="of:=SUM([.H2:.H148])" office:value-type="float" office:value="74" calcext:value-type="float">
            <text:p>74</text:p>
          </table:table-cell>
          <table:table-cell table:formula="of:=SUM([.I2:.I148]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07:34:01.595358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44:48.455069726</meta:creation-date>
    <dc:date>2019-06-06T07:34:57.640817109</dc:date>
    <meta:editing-duration>PT5H38M42S</meta:editing-duration>
    <meta:editing-cycles>24</meta:editing-cycles>
    <meta:generator>LibreOffice/6.1.4.2$Linux_X86_64 LibreOffice_project/9d0f32d1f0b509096fd65e0d4bec26ddd1938fd3</meta:generator>
    <meta:document-statistic meta:table-count="1" meta:cell-count="1257" meta:object-count="0"/>
  </office:meta>
</office:document-meta>
</file>